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Frage</text:p>
          </table:table-cell>
          <table:table-cell office:value-type="string">
            <text:p>TestPerson 1</text:p>
          </table:table-cell>
          <table:table-cell office:value-type="string">
            <text:p>Test Person 2</text:p>
          </table:table-cell>
          <table:table-cell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egen Objekte erstellen und versehentlichen änderungen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enötigt vollständige Regelwerkintegration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>
            <text:p>log zum Abenteuer Nachvollzieh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le play (in der Ecke schämen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ürfelergebnisse immer Ch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use mit schwarzem Bild..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äume schneller erstell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nge sollten nicht rumlaufen (Standardaktion nicht für alles z.b. Layerweise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ontentmanager cached default bi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geszeit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lder übers netzt sync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yer index berechnung +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g&amp;Drop von Teilen in den Umbau modu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16.02.2014</text:date>, <text:time>17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3M10S</meta:editing-duration>
    <meta:editing-cycles>25</meta:editing-cycles>
    <meta:generator>OpenOffice/4.0.1$Win32 OpenOffice.org_project/401m5$Build-9714</meta:generator>
    <dc:date>2014-02-16T17:43:50.41</dc:date>
    <dc:creator>Johannes Jendersie</dc:creator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